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c0c0" officeooo:paragraph-rsid="000dc0c0"/>
    </style:style>
    <style:style style:name="P2" style:family="paragraph" style:parent-style-name="Standard">
      <style:text-properties officeooo:rsid="0010e2db" officeooo:paragraph-rsid="0010e2db"/>
    </style:style>
    <style:style style:name="P3" style:family="paragraph" style:parent-style-name="Standard">
      <style:text-properties officeooo:rsid="00124639" officeooo:paragraph-rsid="00124639"/>
    </style:style>
    <style:style style:name="P4" style:family="paragraph" style:parent-style-name="Standard">
      <style:text-properties officeooo:rsid="00188be7" officeooo:paragraph-rsid="00188be7"/>
    </style:style>
    <style:style style:name="P5" style:family="paragraph" style:parent-style-name="Standard">
      <style:text-properties fo:font-style="italic" officeooo:rsid="00188be7" officeooo:paragraph-rsid="00188be7" style:font-style-asian="italic" style:font-style-complex="italic"/>
    </style:style>
    <style:style style:name="P6" style:family="paragraph" style:parent-style-name="Standard">
      <style:text-properties officeooo:rsid="001ec7ce" officeooo:paragraph-rsid="001ec7ce"/>
    </style:style>
    <style:style style:name="P7" style:family="paragraph" style:parent-style-name="Standard">
      <style:text-properties officeooo:rsid="001f8c62" officeooo:paragraph-rsid="001f8c62"/>
    </style:style>
    <style:style style:name="P8" style:family="paragraph" style:parent-style-name="Standard">
      <style:text-properties officeooo:rsid="002320d4" officeooo:paragraph-rsid="002320d4"/>
    </style:style>
    <style:style style:name="P9" style:family="paragraph" style:parent-style-name="Standard">
      <style:paragraph-properties fo:margin-left="0.741cm" fo:margin-right="0cm" fo:text-indent="0cm" style:auto-text-indent="false"/>
      <style:text-properties officeooo:rsid="000dc0c0" officeooo:paragraph-rsid="000dc0c0"/>
    </style:style>
    <style:style style:name="P10" style:family="paragraph" style:parent-style-name="Standard">
      <style:paragraph-properties fo:margin-left="0.741cm" fo:margin-right="0cm" fo:text-indent="0cm" style:auto-text-indent="false"/>
      <style:text-properties officeooo:rsid="00174b3d" officeooo:paragraph-rsid="00174b3d"/>
    </style:style>
    <style:style style:name="P11" style:family="paragraph" style:parent-style-name="Standard">
      <style:paragraph-properties fo:margin-left="0.741cm" fo:margin-right="0cm" fo:text-indent="0cm" style:auto-text-indent="false"/>
      <style:text-properties officeooo:rsid="0010e2db" officeooo:paragraph-rsid="0010e2db"/>
    </style:style>
    <style:style style:name="P12" style:family="paragraph" style:parent-style-name="Standard">
      <style:paragraph-properties fo:margin-left="0.741cm" fo:margin-right="0cm" fo:text-indent="0cm" style:auto-text-indent="false"/>
      <style:text-properties officeooo:rsid="0010e2db" officeooo:paragraph-rsid="00124639"/>
    </style:style>
    <style:style style:name="P13" style:family="paragraph" style:parent-style-name="Standard">
      <style:paragraph-properties fo:margin-left="0.741cm" fo:margin-right="0cm" fo:text-indent="0cm" style:auto-text-indent="false"/>
      <style:text-properties officeooo:rsid="001b9108" officeooo:paragraph-rsid="001b9108"/>
    </style:style>
    <style:style style:name="P14" style:family="paragraph" style:parent-style-name="Standard">
      <style:paragraph-properties fo:margin-left="0.741cm" fo:margin-right="0cm" fo:text-indent="0cm" style:auto-text-indent="false"/>
      <style:text-properties officeooo:rsid="001585dd" officeooo:paragraph-rsid="001585dd"/>
    </style:style>
    <style:style style:name="P15" style:family="paragraph" style:parent-style-name="Standard">
      <style:paragraph-properties fo:margin-left="0.741cm" fo:margin-right="0cm" fo:text-indent="0cm" style:auto-text-indent="false"/>
      <style:text-properties officeooo:rsid="00124639" officeooo:paragraph-rsid="00124639"/>
    </style:style>
    <style:style style:name="P16" style:family="paragraph" style:parent-style-name="Standard">
      <style:paragraph-properties fo:margin-left="0.741cm" fo:margin-right="0cm" fo:text-indent="0cm" style:auto-text-indent="false"/>
      <style:text-properties officeooo:rsid="0018f6fb" officeooo:paragraph-rsid="0018f6fb"/>
    </style:style>
    <style:style style:name="T1" style:family="text">
      <style:text-properties officeooo:rsid="000e8d1e"/>
    </style:style>
    <style:style style:name="T2" style:family="text">
      <style:text-properties officeooo:rsid="000f99c5"/>
    </style:style>
    <style:style style:name="T3" style:family="text">
      <style:text-properties officeooo:rsid="00124639"/>
    </style:style>
    <style:style style:name="T4" style:family="text">
      <style:text-properties fo:font-style="normal" style:font-style-asian="normal" style:font-style-complex="normal"/>
    </style:style>
    <style:style style:name="T5" style:family="text">
      <style:text-properties officeooo:rsid="001a55d3"/>
    </style:style>
    <style:style style:name="T6" style:family="text">
      <style:text-properties officeooo:rsid="001c1e67"/>
    </style:style>
    <style:style style:name="T7" style:family="text">
      <style:text-properties officeooo:rsid="001d164c"/>
    </style:style>
    <style:style style:name="T8" style:family="text">
      <style:text-properties officeooo:rsid="001dd19a"/>
    </style:style>
    <style:style style:name="T9" style:family="text">
      <style:text-properties officeooo:rsid="0024b4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4110 </text:p>
      <text:p text:style-name="P4">Project Assignment 2</text:p>
      <text:p text:style-name="P8">Gideon Richter </text:p>
      <text:p text:style-name="P8">00111085</text:p>
      <text:p text:style-name="P8"/>
      <text:p text:style-name="P5">Note: <text:span text:style-name="T4">time taken is skewed because all pairs shortest path for each city is serialized to a file</text:span></text:p>
      <text:p text:style-name="P5">Note: <text:span text:style-name="T4">All pairs shortest path was too large for my laptop, and I was unable to compute median/centers <text:tab/> <text:s text:c="2"/>without running out of memory.</text:span></text:p>
      <text:p text:style-name="P5"><text:span text:style-name="T4"/></text:p>
      <text:h text:style-name="Heading_20_1" text:outline-level="1">Solutions for p = 1 and p = 2 </text:h>
      <text:h text:style-name="Heading_20_2" text:outline-level="2">P-median </text:h>
      <text:p text:style-name="P9">p = 1</text:p>
      <text:p text:style-name="P9">cost = 87725</text:p>
      <text:p text:style-name="P10">time taken: <text:span text:style-name="T6">5</text:span>.791866s</text:p>
      <text:p text:style-name="P9">nodes: </text:p>
      <text:p text:style-name="P9"><text:tab/><text:span text:style-name="T1">id: </text:span>88224127</text:p>
      <text:p text:style-name="P9"><text:tab/><text:span text:style-name="T1">address: </text:span>Crowsnest Trail, West Lethbridge, Lethbridge, City of Lethbridge, Alberta, </text:p>
      <text:p text:style-name="P9"><text:s/><text:tab/><text:tab/><text:tab/>T1J 4L3, Canada</text:p>
      <text:p text:style-name="P9"><text:tab/><text:span text:style-name="T2">l</text:span>at: 49.7063388</text:p>
      <text:p text:style-name="P9"><text:tab/>lon: -112.8566988</text:p>
      <text:p text:style-name="P1"/>
      <text:p text:style-name="P11">p = 2</text:p>
      <text:p text:style-name="P11">cost = 178059</text:p>
      <text:p text:style-name="P13">time taken: <text:span text:style-name="T6">15.</text:span>451487s</text:p>
      <text:p text:style-name="P11">nodes: </text:p>
      <text:p text:style-name="P11"><text:tab/><text:span text:style-name="T3">id: </text:span>188224127: </text:p>
      <text:p text:style-name="P11"><text:tab/>address: <text:s/>Crowsnest Trail, West Lethbridge, Lethbridge, City of </text:p>
      <text:p text:style-name="P11"><text:s text:c="24"/>Lethbridge, Alberta, T1J 4L3, Canada</text:p>
      <text:p text:style-name="P11"><text:s text:c="7"/>lat: 49.7063388,</text:p>
      <text:p text:style-name="P11"><text:s text:c="7"/>lon': -112.8566988</text:p>
      <text:p text:style-name="P11"/>
      <text:p text:style-name="P12"><text:tab/><text:span text:style-name="T3">id: </text:span>188226045: </text:p>
      <text:p text:style-name="P12"><text:tab/>address: Tim Hortons, Scenic Drive S, Downtown, West </text:p>
      <text:p text:style-name="P11"><text:s text:c="22"/>Lethbridge, Lethbridge, City of Lethbridge, Alberta, </text:p>
      <text:p text:style-name="P11"><text:s text:c="22"/>T1J 4L3, Canada</text:p>
      <text:p text:style-name="P11"><text:s text:c="13"/>lat: 49.6933384,</text:p>
      <text:p text:style-name="P11"><text:s text:c="13"/>lon: -112.845508424358</text:p>
      <text:h text:style-name="Heading_20_2" text:outline-level="2">P-center </text:h>
      <text:p text:style-name="P11">p = 1</text:p>
      <text:p text:style-name="P11">cost = 65</text:p>
      <text:p text:style-name="P14">time taken: <text:s/><text:span text:style-name="T7">5</text:span>.613962s</text:p>
      <text:p text:style-name="P11">nodes: </text:p>
      <text:p text:style-name="P11"><text:tab/>id: 4831027202: </text:p>
      <text:p text:style-name="P11"><text:tab/>address: Park Meadows Boulevard N, Park Meadows, Lethbridge, </text:p>
      <text:p text:style-name="P11"><text:soft-page-break/><text:s text:c="21"/>City of Lethbridge, Alberta, T1H 5E9, Canada</text:p>
      <text:p text:style-name="P11"><text:s text:c="7"/>lat: 49.722395</text:p>
      <text:p text:style-name="P11"><text:s text:c="7"/>lon: -112.8022259</text:p>
      <text:p text:style-name="P1"><text:tab/></text:p>
      <text:p text:style-name="P2">p = 2</text:p>
      <text:p text:style-name="P15">cost = 115</text:p>
      <text:p text:style-name="P16">time taken: <text:span text:style-name="T8">17</text:span>.351259<text:span text:style-name="T5">s</text:span></text:p>
      <text:p text:style-name="P15">nodes:</text:p>
      <text:p text:style-name="P15"><text:tab/>188227587:</text:p>
      <text:p text:style-name="P15"><text:tab/>address: 9 Avenue S, Victoria Park, Lethbridge, City of </text:p>
      <text:p text:style-name="P15"><text:s text:c="16"/><text:tab/> Lethbridge, Alberta, T1J 1W5, Canada</text:p>
      <text:p text:style-name="P15"><text:s text:c="4"/><text:tab/> lat: 49.6866368,</text:p>
      <text:p text:style-name="P15"><text:s text:c="3"/><text:tab/> lon: -112.8146255</text:p>
      <text:p text:style-name="P15"/>
      <text:p text:style-name="P15"><text:tab/>id: 4831027202:</text:p>
      <text:p text:style-name="P15"><text:tab/>address: Park Meadows Boulevard N, Park Meadows, Lethbridge, </text:p>
      <text:p text:style-name="P15"><text:s text:c="21"/>City of Lethbridge, Alberta, T1H 5E9, Canada</text:p>
      <text:p text:style-name="P15"><text:s text:c="8"/>lat: 49.722395,</text:p>
      <text:p text:style-name="P15"><text:s text:c="8"/>lon: -112.8022259</text:p>
      <text:p text:style-name="P3"/>
      <text:p text:style-name="P8">Maximum solution: </text:p>
      <text:p text:style-name="P6">I was able to compute up to p = 5 before the computations started to become too slow. </text:p>
      <text:p text:style-name="P6"/>
      <text:p text:style-name="P7">Algorithm: </text:p>
      <text:p text:style-name="P6"/>
      <text:p text:style-name="P7">The algorithm for p-center and p-median is a variation on the local search algorithm described here <text:a xlink:type="simple" xlink:href="http://mauricio.resende.info/talks/pmedianls.pdf" text:style-name="Internet_20_link" text:visited-style-name="Visited_20_Internet_20_Link">http://mauricio.resende.info/talks/pmedianls.pdf</text:a>. </text:p>
      <text:p text:style-name="P7"/>
      <text:p text:style-name="P7">Firstly, the shortest path between all pairs was pre-computed and serialized to save time. An aggregate hashmap is created from these shortest paths, for p-center, we use the maximum distance between a node and some other node, and for p-median, we use the summed distance between a node and every other node. </text:p>
      <text:p text:style-name="P7"/>
      <text:p text:style-name="P7">We reduce the usable nodes to only those that have a distance or maximum &gt; 0, then we assign our first solution to be the first p nodes of the graph. Then, for each node in the solution, we iterate every other node in graph, replacing one solution node and checking if the solution improves. This iteration ends when no node swaps improve the solution for the grap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07:59:48.585178765</meta:creation-date>
    <dc:date>2019-02-16T08:39:26.657767465</dc:date>
    <meta:editing-duration>PT39M29S</meta:editing-duration>
    <meta:editing-cycles>23</meta:editing-cycles>
    <meta:generator>LibreOffice/6.0.7.3$Linux_X86_64 LibreOffice_project/00m0$Build-3</meta:generator>
    <meta:document-statistic meta:table-count="0" meta:image-count="0" meta:object-count="0" meta:page-count="2" meta:paragraph-count="63" meta:word-count="380" meta:character-count="2592" meta:non-whitespace-character-count="2016"/>
  </office:meta>
</office:document-meta>
</file>